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8D0000006BB592AF66AD5D94A6.png" manifest:media-type="image/png"/>
  <manifest:file-entry manifest:full-path="Pictures/10000001000004350000009065A1482AEFB1765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" style:family="paragraph" style:parent-style-name="Header" style:list-style-name="WWNum10"/>
    <style:style style:name="P3" style:family="paragraph" style:parent-style-name="Heading_20_4" style:master-page-name="">
      <loext:graphic-properties draw:fill="none"/>
      <style:paragraph-properties fo:margin-left="2.499cm" fo:margin-right="0cm" fo:margin-top="0.212cm" fo:margin-bottom="0.212cm" style:contextual-spacing="false" fo:text-indent="-0.7cm" style:auto-text-indent="false" style:page-number="auto" fo:background-color="transparent" fo:keep-with-next="always"/>
    </style:style>
    <style:style style:name="P4" style:family="paragraph" style:parent-style-name="Heading_20_4">
      <style:text-properties fo:font-size="12pt" style:font-size-asian="12pt" style:font-size-complex="12pt"/>
    </style:style>
    <style:style style:name="P5" style:family="paragraph" style:parent-style-name="List_20_Paragraph" style:list-style-name="L1">
      <style:paragraph-properties fo:text-align="justify" style:justify-single-word="false"/>
      <style:text-properties fo:font-size="14pt" officeooo:paragraph-rsid="000c9b6c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07d1c0"/>
    </style:style>
    <style:style style:name="P7" style:family="paragraph" style:parent-style-name="Standard">
      <style:paragraph-properties fo:text-align="center" style:justify-single-word="false"/>
      <style:text-properties fo:font-size="32pt" fo:font-style="italic" officeooo:rsid="0007d1c0" officeooo:paragraph-rsid="0007d1c0" style:font-size-asian="28pt" style:font-style-asian="italic" style:font-size-complex="32pt" style:font-style-complex="italic"/>
    </style:style>
    <style:style style:name="P8" style:family="paragraph" style:parent-style-name="Standard">
      <style:paragraph-properties fo:break-before="page"/>
      <style:text-properties fo:font-size="32pt" fo:font-style="italic" officeooo:rsid="000f6b8b" officeooo:paragraph-rsid="000f6b8b" style:font-size-asian="28pt" style:font-style-asian="italic" style:font-size-complex="32pt" style:font-style-complex="italic"/>
    </style:style>
    <style:style style:name="P9" style:family="paragraph" style:parent-style-name="Standard">
      <style:text-properties officeooo:paragraph-rsid="0007d1c0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paragraph-rsid="000c9b6c" style:font-size-asian="14pt" style:font-weight-asian="bold" style:font-size-complex="14pt"/>
    </style:style>
    <style:style style:name="P11" style:family="paragraph" style:parent-style-name="Standard" style:list-style-name="WWNum10">
      <style:paragraph-properties fo:margin-top="0cm" fo:margin-bottom="0.494cm" style:contextual-spacing="false" fo:line-height="100%"/>
      <style:text-properties fo:font-size="14pt" fo:font-weight="bold" officeooo:rsid="000372c5" officeooo:paragraph-rsid="000c9b6c" style:font-name-asian="Times New Roman" style:font-size-asian="14pt" style:language-asian="es" style:country-asian="ES" style:font-weight-asian="bold" style:font-size-complex="14pt" style:font-weight-complex="bold"/>
    </style:style>
    <style:style style:name="P12" style:family="paragraph" style:parent-style-name="Standard" style:list-style-name="WWNum10">
      <style:paragraph-properties fo:margin-top="0cm" fo:margin-bottom="0cm" style:contextual-spacing="false" fo:line-height="100%" fo:text-align="justify" style:justify-single-word="false"/>
      <style:text-properties fo:font-size="14pt" officeooo:paragraph-rsid="000c9b6c" style:font-name-asian="Times New Roman" style:font-size-asian="14pt" style:language-asian="es" style:country-asian="ES" style:font-size-complex="14pt"/>
    </style:style>
    <style:style style:name="P13" style:family="paragraph" style:parent-style-name="Standard" style:list-style-name="WWNum10">
      <style:paragraph-properties fo:margin-top="0cm" fo:margin-bottom="0cm" style:contextual-spacing="false" fo:line-height="100%" fo:text-align="justify" style:justify-single-word="false" fo:break-before="page"/>
      <style:text-properties fo:font-size="14pt" officeooo:paragraph-rsid="000c9b6c" style:font-name-asian="Times New Roman" style:font-size-asian="14pt" style:language-asian="es" style:country-asian="ES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break-before="page"/>
      <style:text-properties fo:font-size="14pt" officeooo:paragraph-rsid="000c9b6c" style:font-name-asian="Times New Roman" style:font-size-asian="14pt" style:language-asian="es" style:country-asian="ES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2pt" officeooo:paragraph-rsid="000c9b6c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1pt" officeooo:rsid="00118168" officeooo:paragraph-rsid="00118168" style:font-size-asian="9.60000038146973pt" style:font-size-complex="11p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  <style:text-properties fo:font-size="11pt" officeooo:rsid="00118168" officeooo:paragraph-rsid="00118168" style:font-size-asian="9.60000038146973pt" style:font-size-complex="11pt"/>
    </style:style>
    <style:style style:name="P18" style:family="paragraph" style:parent-style-name="Text_20_body" style:list-style-name="WWNum10"/>
    <style:style style:name="P19" style:family="paragraph" style:parent-style-name="Text_20_body" style:list-style-name="WWNum10">
      <style:text-properties fo:font-size="11pt" style:font-size-asian="11pt" style:font-size-complex="11pt"/>
    </style:style>
    <style:style style:name="P20" style:family="paragraph" style:parent-style-name="Text_20_body" style:list-style-name="WWNum10">
      <style:text-properties fo:font-size="11pt" officeooo:rsid="00118168" officeooo:paragraph-rsid="00118168" style:font-size-asian="9.60000038146973pt" style:font-size-complex="11pt"/>
    </style:style>
    <style:style style:name="P21" style:family="paragraph" style:parent-style-name="Text_20_body" style:list-style-name="WWNum10">
      <style:text-properties officeooo:rsid="00118168" officeooo:paragraph-rsid="00118168"/>
    </style:style>
    <style:style style:name="P22" style:family="paragraph" style:parent-style-name="Text_20_body" style:list-style-name="WWNum10">
      <style:paragraph-properties fo:break-before="page"/>
      <style:text-properties officeooo:rsid="00118168" officeooo:paragraph-rsid="00118168"/>
    </style:style>
    <style:style style:name="P23" style:family="paragraph" style:parent-style-name="Text_20_body" style:list-style-name="WWNum10">
      <style:text-properties officeooo:rsid="001284b5" officeooo:paragraph-rsid="001284b5"/>
    </style:style>
    <style:style style:name="P24" style:family="paragraph" style:parent-style-name="Text_20_body" style:list-style-name="WWNum10">
      <style:paragraph-properties fo:break-before="page"/>
      <style:text-properties officeooo:rsid="001284b5" officeooo:paragraph-rsid="001284b5"/>
    </style:style>
    <style:style style:name="P25" style:family="paragraph" style:parent-style-name="Text_20_body">
      <style:text-properties officeooo:rsid="001284b5" officeooo:paragraph-rsid="001284b5"/>
    </style:style>
    <style:style style:name="P26" style:family="paragraph" style:parent-style-name="Text_20_body">
      <style:paragraph-properties fo:break-before="page"/>
      <style:text-properties officeooo:rsid="001284b5" officeooo:paragraph-rsid="001284b5"/>
    </style:style>
    <style:style style:name="P27" style:family="paragraph" style:parent-style-name="Text_20_body" style:list-style-name="WWNum10">
      <style:text-properties officeooo:rsid="0017e61e" officeooo:paragraph-rsid="0017e61e"/>
    </style:style>
    <style:style style:name="P28" style:family="paragraph" style:parent-style-name="Text_20_body" style:list-style-name="WWNum10">
      <style:text-properties officeooo:rsid="00194674" officeooo:paragraph-rsid="00194674"/>
    </style:style>
    <style:style style:name="T1" style:family="text">
      <style:text-properties fo:font-size="32pt" fo:font-style="italic" officeooo:rsid="0007d1c0" style:font-size-asian="28pt" style:font-style-asian="italic" style:font-size-complex="32pt" style:font-style-complex="italic"/>
    </style:style>
    <style:style style:name="T2" style:family="text">
      <style:text-properties style:font-name-asian="Times New Roman" style:language-asian="es" style:country-asian="ES"/>
    </style:style>
    <style:style style:name="T3" style:family="text">
      <style:text-properties officeooo:rsid="00118168" style:font-name-asian="Times New Roman" style:language-asian="es" style:country-asian="ES"/>
    </style:style>
    <style:style style:name="T4" style:family="text">
      <style:text-properties officeooo:rsid="001284b5" style:font-name-asian="Times New Roman" style:language-asian="es" style:country-asian="ES"/>
    </style:style>
    <style:style style:name="T5" style:family="text">
      <style:text-properties fo:font-style="italic" fo:font-weight="bold" style:font-name-asian="Times New Roman" style:language-asian="es" style:country-asian="ES" style:font-style-asian="italic" style:font-weight-asian="bold" style:font-style-complex="italic" style:font-weight-complex="bold"/>
    </style:style>
    <style:style style:name="T6" style:family="text">
      <style:text-properties officeooo:rsid="0017e61e"/>
    </style:style>
    <style:style style:name="T7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07632835" text:style-name="WWNum10">
        <text:list-header>
          <text:p text:style-name="P6"><draw:frame draw:style-name="fr1" draw:name="Imagen2" text:anchor-type="char" svg:width="17cm" svg:height="2cm" draw:z-index="8"><draw:image xlink:href="Pictures/100000010000038D0000006BB592AF66AD5D94A6.png" xlink:type="simple" xlink:show="embed" xlink:actuate="onLoad" draw:mime-type="image/png"/></draw:frame><text:line-break/><text:span text:style-name="T1">Jose Alba Arrufat</text:span></text:p>
          <text:list>
            <text:list-header>
              <text:p text:style-name="P7"/>
            </text:list-header>
          </text:list>
        </text:list-header>
      </text:list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list xml:id="list170460675594518" text:style-name="WWNum10">
              <text:list-header>
                <text:p text:style-name="Contents_20_Heading">Índice</text:p>
              </text:list-header>
            </text:list>
          </text:index-title>
          <text:list xml:id="list174907503434710" text:continue-list="list4107632835" text:style-name="WWNum10">
            <text:list-item>
              <text:list>
                <text:list-header>
                  <text:p text:style-name="P1"><text:a xlink:type="simple" xlink:href="#__RefHeading___Toc1669_3793274908" text:style-name="Index_20_Link" text:visited-style-name="Index_20_Link">1. <text:s/>Apache Maven<text:tab/>2</text:a></text:p>
                  <text:p text:style-name="P1"><text:a xlink:type="simple" xlink:href="#__RefHeading___Toc1671_3793274908" text:style-name="Index_20_Link" text:visited-style-name="Index_20_Link">2. Apache Ant<text:tab/>2</text:a></text:p>
                  <text:p text:style-name="P1"><text:a xlink:type="simple" xlink:href="#__RefHeading___Toc1673_3793274908" text:style-name="Index_20_Link" text:visited-style-name="Index_20_Link">3. <text:s/>npm (Node Package Manager)<text:tab/>2</text:a></text:p>
                  <text:p text:style-name="P1"><text:a xlink:type="simple" xlink:href="#__RefHeading___Toc1675_3793274908" text:style-name="Index_20_Link" text:visited-style-name="Index_20_Link">4. <text:s/>Bazel<text:tab/>2</text:a></text:p>
                  <text:p text:style-name="P1"><text:a xlink:type="simple" xlink:href="#__RefHeading___Toc1677_3793274908" text:style-name="Index_20_Link" text:visited-style-name="Index_20_Link">5. CMake<text:tab/>3</text:a></text:p>
                  <text:p text:style-name="P1"><text:a xlink:type="simple" xlink:href="#__RefHeading___Toc1679_3793274908" text:style-name="Index_20_Link" text:visited-style-name="Index_20_Link">6. Gradle<text:tab/>3</text:a></text:p>
                  <text:p text:style-name="P1"><text:a xlink:type="simple" xlink:href="#__RefHeading___Toc1681_3793274908" text:style-name="Index_20_Link" text:visited-style-name="Index_20_Link">7. <text:s/>JUnit<text:tab/></text:a></text:p>
                </text:list-header>
              </text:list>
            </text:list-item>
          </text:list>
        </text:index-body>
      </text:table-of-content>
      <text:list xml:id="list174908765623551" text:continue-numbering="true" text:style-name="WWNum10">
        <text:list-item>
          <text:list>
            <text:list-header>
              <text:p text:style-name="P8"/>
              <text:p text:style-name="P9"/>
            </text:list-header>
            <text:list-item>
              <text:p text:style-name="P10">Actividad de investigación.</text:p>
              <text:p text:style-name="P15"/>
            </text:list-item>
          </text:list>
        </text:list-item>
      </text:list>
      <text:list xml:id="list1793018297" text:style-name="L1">
        <text:list-item>
          <text:p text:style-name="P5">Requisitos indispensables de un editor de código. Explicar que debe tener al menos un editor para considerarse una herramienta adecuada para crear código.</text:p>
          <text:p text:style-name="P5"/>
        </text:list-item>
        <text:list-item>
          <text:p text:style-name="P5">Diferencias entre un EC y un IDE. Poner en una tabla al menos 3 ejemplos de cada. </text:p>
          <text:p text:style-name="P5"/>
        </text:list-item>
      </text:list>
      <text:list xml:id="list780485369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69_3793274908"/>Apache Maven<text:bookmark-end text:name="__RefHeading___Toc1669_3793274908"/></text:h>
                  <text:list>
                    <text:list-item>
                      <text:h text:style-name="P3" text:outline-level="4">¿Cuál es el propósito principal de Apache Maven en el desarrollo de software?</text:h>
                    </text:list-item>
                  </text:list>
                </text:list-item>
              </text:list>
            </text:list-item>
          </text:list>
        </text:list-item>
      </text:list>
      <text:list xml:id="list174908305882220" text:continue-list="list174908765623551" text:style-name="WWNum10">
        <text:list-item>
          <text:list>
            <text:list-header>
              <text:p text:style-name="P18">Es el de poder hacer un esquema a la hora de realizar contrucción de proyectos (muy específicamente, de Java).</text:p>
            </text:list-header>
          </text:list>
        </text:list-item>
      </text:list>
      <text:list xml:id="list174909059936323" text:continue-list="list78048536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Cómo ayuda Maven en la gestión de dependencias en un proyecto?</text:h>
                    </text:list-item>
                  </text:list>
                </text:list-item>
              </text:list>
            </text:list-item>
          </text:list>
        </text:list-item>
      </text:list>
      <text:list xml:id="list174908998445831" text:continue-list="list174908305882220" text:style-name="WWNum10">
        <text:list-item>
          <text:list>
            <text:list-header>
              <text:p text:style-name="P18">A través de un archivo XML que utiliza para guardar todos los datos de la estructura del proyecto.</text:p>
            </text:list-header>
          </text:list>
        </text:list-item>
      </text:list>
      <text:list xml:id="list174909452915956" text:continue-list="list17490905993632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En qué situaciones sería preferible utilizar Maven en lugar de otras herramientas de construcción?</text:h>
                    </text:list-item>
                  </text:list>
                </text:list-item>
              </text:list>
            </text:list-item>
          </text:list>
        </text:list-item>
      </text:list>
      <text:list xml:id="list174907532274072" text:continue-list="list174908998445831" text:style-name="WWNum10">
        <text:list-item>
          <text:list>
            <text:list-header>
              <text:p text:style-name="P18">Cuando estas haciendo un proyecto de Java, y me imagino que más especificamente si es un proyecto no muy grande, ya que por lo visto, hay otro framework llamado Grandle que tiene la misma concepción que Apache Maven pero a mayor escala, para proyectos más gordos.</text:p>
              <text:p text:style-name="P12"/>
              <text:p text:style-name="P13"/>
            </text:list-header>
          </text:list>
        </text:list-item>
      </text:list>
      <text:list xml:id="list174907627868856" text:continue-list="list174909452915956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1_3793274908"/>Apache Ant<text:bookmark-end text:name="__RefHeading___Toc1671_3793274908"/></text:h>
                  <text:list>
                    <text:list-item>
                      <text:h text:style-name="Heading_20_4" text:outline-level="4">¿Qué función cumple Apache Ant en el proceso de construcción de software?</text:h>
                    </text:list-item>
                  </text:list>
                </text:list-item>
              </text:list>
            </text:list-item>
          </text:list>
        </text:list-item>
      </text:list>
      <text:list xml:id="list174907889424734" text:continue-list="list174907532274072" text:style-name="WWNum10">
        <text:list-item>
          <text:list>
            <text:list-header>
              <text:p text:style-name="P19">Es<text:span text:style-name="T2"> </text:span><text:span text:style-name="T3">una herramienta el cuál sirve para la automatización de tareas repetitivas a la hora de programar</text:span></text:p>
            </text:list-header>
          </text:list>
        </text:list-item>
      </text:list>
      <text:list xml:id="list174908191851108" text:continue-list="list17490762786885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Cómo se diferencia Apache Ant de otras herramientas de construcción, como Maven o Gradle?</text:h>
                    </text:list-item>
                  </text:list>
                </text:list-item>
              </text:list>
            </text:list-item>
          </text:list>
        </text:list-item>
      </text:list>
      <text:list xml:id="list174908201480256" text:continue-list="list174907889424734" text:style-name="WWNum10">
        <text:list-item>
          <text:list>
            <text:list-header>
              <text:p text:style-name="P20">Por lo que leí, que es un software multiplataforma. </text:p>
            </text:list-header>
          </text:list>
        </text:list-item>
      </text:list>
      <text:list xml:id="list174909313857845" text:continue-list="list17490819185110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En qué tipo de proyectos o escenarios sería más adecuado utilizar Apache Ant?</text:h>
                    </text:list-item>
                  </text:list>
                </text:list-item>
              </text:list>
            </text:list-item>
          </text:list>
        </text:list-item>
      </text:list>
      <text:list xml:id="list174908329801146" text:continue-list="list174908201480256" text:style-name="WWNum10">
        <text:list-item>
          <text:list>
            <text:list-header>
              <text:p text:style-name="P16">Me imagino que cuando queramos hacer algo más de nuestra propia cosecha, al final el apache ant es una herramienta que viene vacía, has de rellenarla tu con cosas.</text:p>
              <text:p text:style-name="P16"/>
              <text:p text:style-name="P17"/>
            </text:list-header>
          </text:list>
        </text:list-item>
      </text:list>
      <text:list xml:id="list174907590460060" text:continue-list="list174909313857845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3_3793274908"/>npm (Node Package Manager)<text:bookmark-end text:name="__RefHeading___Toc1673_3793274908"/></text:h>
                  <text:list>
                    <text:list-item>
                      <text:h text:style-name="Heading_20_4" text:outline-level="4">¿Cuál es el propósito principal de npm en el ecosistema de desarrollo de JavaScript?</text:h>
                    </text:list-item>
                  </text:list>
                </text:list-item>
              </text:list>
            </text:list-item>
          </text:list>
        </text:list-item>
      </text:list>
      <text:list xml:id="list174908689434506" text:continue-list="list174908329801146" text:style-name="WWNum10">
        <text:list-item>
          <text:list>
            <text:list-header>
              <text:p text:style-name="P20">Es una herramienta que nos permite desarrollar archivos javascript a través de archivos .json (rollo, son los gestores de proyectos enteros en javascript).</text:p>
            </text:list-header>
          </text:list>
        </text:list-item>
      </text:list>
      <text:list xml:id="list174908320860969" text:continue-list="list17490759046006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Cómo utiliza npm la gestión de dependencias en proyectos basados en Node.js?</text:h>
                    </text:list-item>
                  </text:list>
                </text:list-item>
              </text:list>
            </text:list-item>
          </text:list>
        </text:list-item>
      </text:list>
      <text:list xml:id="list174908496748884" text:continue-list="list174908689434506" text:style-name="WWNum10">
        <text:list-item>
          <text:list>
            <text:list-header>
              <text:p text:style-name="P21">En la carpeta node_modules se guarda todo lo que instalas a través del npm.</text:p>
            </text:list-header>
          </text:list>
        </text:list-item>
      </text:list>
      <text:list xml:id="list174908394330109" text:continue-list="list17490832086096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En qué medida npm facilita la automatización de tareas en el desarrollo web?</text:h>
                    </text:list-item>
                  </text:list>
                </text:list-item>
              </text:list>
            </text:list-item>
          </text:list>
        </text:list-item>
      </text:list>
      <text:list xml:id="list174909077167056" text:continue-list="list174908496748884" text:style-name="WWNum10">
        <text:list-item>
          <text:list>
            <text:list-header>
              <text:p text:style-name="P21">A la hora de automatizar tareas a través de scripts dentro de nuestro proyecto.</text:p>
              <text:p text:style-name="P21"/>
              <text:p text:style-name="P22"/>
            </text:list-header>
          </text:list>
        </text:list-item>
      </text:list>
      <text:list xml:id="list174908607103205" text:continue-list="list174908394330109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5_3793274908"/>Bazel<text:bookmark-end text:name="__RefHeading___Toc1675_3793274908"/></text:h>
                  <text:list>
                    <text:list-item>
                      <text:h text:style-name="Heading_20_4" text:outline-level="4">¿Cuál es el objetivo principal de Bazel en el desarrollo de proyectos a gran escala?</text:h>
                    </text:list-item>
                  </text:list>
                </text:list-item>
              </text:list>
            </text:list-item>
          </text:list>
        </text:list-item>
      </text:list>
      <text:list xml:id="list174909021154644" text:continue-list="list174909077167056" text:style-name="WWNum10">
        <text:list-item>
          <text:list>
            <text:list-header>
              <text:p text:style-name="P21">Es una herramienta de código abierto en el que bajo un proyecto, se permite aunar múltiples proyectos de múltiples idiomas.</text:p>
            </text:list-header>
          </text:list>
        </text:list-item>
      </text:list>
      <text:list xml:id="list174908911403292" text:continue-list="list17490860710320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" text:outline-level="4"><text:span text:style-name="T2">¿</text:span><text:span text:style-name="T5">Cómo aborda Bazel los desafíos específicos asociados con la construcción de proyectos de gran envergadura?</text:span></text:h>
                    </text:list-item>
                  </text:list>
                </text:list-item>
              </text:list>
            </text:list-item>
          </text:list>
        </text:list-item>
      </text:list>
      <text:list xml:id="list174909228750367" text:continue-list="list174909021154644" text:style-name="WWNum10">
        <text:list-item>
          <text:list>
            <text:list-header>
              <text:p text:style-name="P23">Entiendo que validando la integridad de cada archivo de todos los proyectos individualmente para que no explote a la hora de ejecutar un gran proyecto.</text:p>
            </text:list-header>
          </text:list>
        </text:list-item>
      </text:list>
      <text:list xml:id="list174908910009969" text:continue-list="list17490891140329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En qué situaciones sería recomendable elegir Bazel sobre otras herramientas de construcción?</text:h>
                    </text:list-item>
                  </text:list>
                </text:list-item>
              </text:list>
            </text:list-item>
          </text:list>
        </text:list-item>
      </text:list>
      <text:list xml:id="list174908857020636" text:continue-list="list174909228750367" text:style-name="WWNum10">
        <text:list-item>
          <text:list>
            <text:list-header>
              <text:p text:style-name="P23">Me imagino que cuando sea un penta-proyecto giga-enorme.</text:p>
              <text:p text:style-name="P23"/>
              <text:p text:style-name="P24"/>
            </text:list-header>
          </text:list>
        </text:list-item>
      </text:list>
      <text:list xml:id="list174907903754620" text:continue-list="list174908910009969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7_3793274908"/>CMake<text:bookmark-end text:name="__RefHeading___Toc1677_3793274908"/></text:h>
                  <text:list>
                    <text:list-item>
                      <text:h text:style-name="Heading_20_4" text:outline-level="4">¿Cuál es el propósito de CMake en el desarrollo de proyectos basados en C y C++?</text:h>
                    </text:list-item>
                  </text:list>
                </text:list-item>
              </text:list>
            </text:list-item>
          </text:list>
        </text:list-item>
      </text:list>
      <text:list xml:id="list174909243557859" text:continue-list="list174908857020636" text:style-name="WWNum10">
        <text:list-item>
          <text:list>
            <text:list-header>
              <text:p text:style-name="P23">Pos pa’ hacer proyectos basados en estos de la misma manera que npm, gestionar archivos de C.</text:p>
            </text:list-header>
          </text:list>
        </text:list-item>
      </text:list>
      <text:list xml:id="list174907754607949" text:continue-list="list17490790375462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Cómo aborda CMake la generación de archivos de construcción para diferentes plataformas?</text:h>
                    </text:list-item>
                  </text:list>
                </text:list-item>
              </text:list>
            </text:list-item>
          </text:list>
        </text:list-item>
      </text:list>
      <text:list xml:id="list174909540035577" text:continue-list="list174909243557859" text:style-name="WWNum10">
        <text:list-item>
          <text:list>
            <text:list-header>
              <text:p text:style-name="P23">Entiendo yo que a través de C++, pues en la wiki ponía que utiliza este como dependencia mínima y necesaria para utilizar el Cmake en tema de librerías.</text:p>
            </text:list-header>
          </text:list>
        </text:list-item>
      </text:list>
      <text:list xml:id="list174907815281824" text:continue-list="list17490775460794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En qué escenarios o proyectos CMake podría ser la opción preferida en comparación con otras herramientas de construcción?</text:h>
                    </text:list-item>
                  </text:list>
                </text:list-item>
              </text:list>
            </text:list-item>
          </text:list>
        </text:list-item>
      </text:list>
      <text:list xml:id="list174907541581961" text:continue-list="list174909540035577" text:style-name="WWNum10">
        <text:list-item>
          <text:list>
            <text:list-header>
              <text:p text:style-name="P25">Pos cuando buscar lo que te ofrece CMake, muy en concreto. Me imagino que pa’ cosas sencillas por lo que leí por encima ahí en <text:s/>la wiki.</text:p>
              <text:p text:style-name="P25"/>
              <text:p text:style-name="P26"/>
            </text:list-header>
          </text:list>
        </text:list-item>
      </text:list>
      <text:list xml:id="list174907847470778" text:continue-list="list17490781528182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9_3793274908"/>Gradle<text:bookmark-end text:name="__RefHeading___Toc1679_3793274908"/></text:h>
                  <text:list>
                    <text:list-item>
                      <text:h text:style-name="Heading_20_4" text:outline-level="4">¿Qué es Gradle y para qué se utiliza en el desarrollo de software?</text:h>
                    </text:list-item>
                  </text:list>
                </text:list-item>
              </text:list>
            </text:list-item>
          </text:list>
        </text:list-item>
      </text:list>
      <text:list xml:id="list174909307570633" text:continue-list="list174907541581961" text:style-name="WWNum10">
        <text:list-item>
          <text:list>
            <text:list-header>
              <text:p text:style-name="P23">Es el mismo propósito que el Apache Maven pero para proyectos de mayor escala.</text:p>
            </text:list-header>
          </text:list>
        </text:list-item>
      </text:list>
      <text:list xml:id="list174907694383555" text:continue-list="list17490784747077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Cuál es la principal ventaja de utilizar Gradle en comparación con otras herramientas de construcción de proyectos?</text:h>
                    </text:list-item>
                  </text:list>
                </text:list-item>
              </text:list>
            </text:list-item>
          </text:list>
        </text:list-item>
      </text:list>
      <text:list xml:id="list174909317892175" text:continue-list="list174909307570633" text:style-name="WWNum10">
        <text:list-item>
          <text:list>
            <text:list-header>
              <text:p text:style-name="P23">Por lo que leí, tiene pinta de que es lo de que puedes hacer múltiples versiones de un mismo proyecto.</text:p>
            </text:list-header>
          </text:list>
        </text:list-item>
      </text:list>
      <text:list xml:id="list174908597695062" text:continue-list="list17490769438355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En qué tipo de proyectos y lenguajes de programación es comúnmente utilizado Gradle?</text:h>
                    </text:list-item>
                  </text:list>
                </text:list-item>
              </text:list>
            </text:list-item>
          </text:list>
        </text:list-item>
      </text:list>
      <text:list xml:id="list174908420487500" text:continue-list="list174909317892175" text:style-name="WWNum10">
        <text:list-item>
          <text:list>
            <text:list-header>
              <text:p text:style-name="P18"><text:span text:style-name="T2">.</text:span><text:span text:style-name="T4">DSL (Lenguaje Especifico de Dominio) | grovy | koltin</text:span></text:p>
            </text:list-header>
          </text:list>
        </text:list-item>
      </text:list>
      <text:list xml:id="list174908863592418" text:continue-list="list17490859769506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Cómo facilita Gradle la automatización de tareas en el ciclo de vida del desarrollo de software?</text:h>
                    </text:list-item>
                  </text:list>
                </text:list-item>
              </text:list>
            </text:list-item>
          </text:list>
        </text:list-item>
      </text:list>
      <text:list xml:id="list174909034641994" text:continue-list="list174908420487500" text:style-name="WWNum10">
        <text:list-item>
          <text:list>
            <text:list-header>
              <text:p text:style-name="P25">A través del archivo .dsl entiendo yo, al igual que en el apache maven utilizan el xml para ello.</text:p>
              <text:p text:style-name="P14"/>
            </text:list-header>
          </text:list>
        </text:list-item>
      </text:list>
      <text:list xml:id="list174908919667907" text:continue-list="list174908863592418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81_3793274908"/>JUnit<text:bookmark-end text:name="__RefHeading___Toc1681_3793274908"/></text:h>
                  <text:list>
                    <text:list-item>
                      <text:h text:style-name="Heading_20_4" text:outline-level="4">¿Qué es JUnit y cuál es su propósito en el desarrollo de software?</text:h>
                    </text:list-item>
                  </text:list>
                </text:list-item>
              </text:list>
            </text:list-item>
          </text:list>
        </text:list-item>
      </text:list>
      <text:list xml:id="list174908066908041" text:continue-list="list174909034641994" text:style-name="WWNum10">
        <text:list-item>
          <text:list>
            <text:list-header>
              <text:p text:style-name="P18">JUnit es un framework de Java, full dedicado a este para realizar testing <text:span text:style-name="T6">de si al ejecutar un archivo Java, este se ejecute correctamente.</text:span> </text:p>
            </text:list-header>
          </text:list>
        </text:list-item>
      </text:list>
      <text:list xml:id="list174907523206949" text:continue-list="list174908919667907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Cómo ayuda JUnit a los desarrolladores a realizar pruebas unitarias de manera efectiva?</text:h>
                    </text:list-item>
                  </text:list>
                </text:list-item>
              </text:list>
            </text:list-item>
          </text:list>
        </text:list-item>
      </text:list>
      <text:list xml:id="list174908374948978" text:continue-list="list174908066908041" text:style-name="WWNum10">
        <text:list-item>
          <text:list>
            <text:list-header>
              <text:p text:style-name="P18">A la hora de ejecutar el código en pantalla te dice si las task que realiza se hacen correctamente o no</text:p>
            </text:list-header>
          </text:list>
        </text:list-item>
      </text:list>
      <text:list xml:id="list174909521377532" text:continue-list="list17490752320694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En qué entornos de desarrollo y proyectos es comúnmente utilizado Junit?</text:h>
                    </text:list-item>
                  </text:list>
                </text:list-item>
              </text:list>
            </text:list-item>
          </text:list>
        </text:list-item>
      </text:list>
      <text:list xml:id="list174907863279075" text:continue-list="list174908374948978" text:style-name="WWNum10">
        <text:list-item>
          <text:list>
            <text:list-header>
              <text:p text:style-name="P27">Entiendo yo que, en los que se utiliza principalmente Java.</text:p>
            </text:list-header>
          </text:list>
        </text:list-item>
      </text:list>
      <text:list xml:id="list174908553341772" text:continue-list="list17490952137753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Cuáles son los beneficios clave de implementar pruebas unitarias con JUnit en un proyecto de software?</text:h>
                    </text:list-item>
                  </text:list>
                </text:list-item>
              </text:list>
            </text:list-item>
          </text:list>
        </text:list-item>
      </text:list>
      <text:list xml:id="list174908864925325" text:continue-list="list174907863279075" text:style-name="WWNum10">
        <text:list-item>
          <text:list>
            <text:list-header>
              <text:p text:style-name="P28">A mi entender, entiendo que para ver que m<text:span text:style-name="T7">étodos funcionan y cuales no.</text:span></text:p>
            </text:list-header>
          </text:list>
        </text:list-item>
      </text:list>
      <text:list xml:id="list174909326804735" text:continue-list="list17490855334177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Puede proporcionar un ejemplo práctico de cómo se utiliza JUnit para realizar una prueba unitaria simple?</text:h>
                    </text:list-item>
                  </text:list>
                </text:list-item>
              </text:list>
            </text:list-item>
          </text:list>
        </text:list-item>
      </text:list>
      <text:list xml:id="list174908370239700" text:continue-list="list174908864925325" text:style-name="WWNum10">
        <text:list-item>
          <text:list>
            <text:list-header>
              <text:p text:style-name="P11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WWNum10" style:list-level="2" style:class="text">
      <style:paragraph-properties fo:margin-top="0cm" fo:margin-bottom="0cm" style:contextual-spacing="false" fo:line-height="100%" fo:text-align="justify" style:justify-single-word="false"/>
      <style:text-properties officeooo:rsid="0011816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Num10" style:list-level="2" style:class="text">
      <style:paragraph-properties fo:margin-top="0cm" fo:margin-bottom="0.247cm" style:contextual-spacing="false" fo:line-height="115%"/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Outline" style:list-level="4" style:class="text">
      <loext:graphic-properties draw:fill="none" draw:fill-color="#729fcf"/>
      <style:paragraph-properties fo:margin-left="2.499cm" fo:margin-right="0cm" fo:margin-top="0.212cm" fo:margin-bottom="0.212cm" style:contextual-spacing="false" fo:text-indent="-0.6cm" style:auto-text-indent="false" fo:background-color="transparent" fo:keep-with-next="always"/>
      <style:text-properties style:font-name="Liberation Serif" fo:font-family="'Liberation Serif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list-style-name="WWNum10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list xml:id="list4107632835" text:style-name="WWNum10">
          <text:list-item>
            <text:list>
              <text:list-item>
                <text:p text:style-name="MP1"><draw:frame draw:style-name="Mfr1" draw:name="Imagen1" text:anchor-type="char" svg:x="-0.132cm" svg:y="-1.376cm" svg:width="17cm" svg:height="2.272cm" draw:z-index="7"><draw:image xlink:href="Pictures/10000001000004350000009065A1482AEFB17655.png" xlink:type="simple" xlink:show="embed" xlink:actuate="onLoad" draw:mime-type="image/png"/></draw:frame></text:p>
              </text:list-item>
            </text:list>
          </text:list-item>
        </text:list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7:43:07.572759015</meta:creation-date>
    <dc:date>2024-01-25T17:49:05.890488906</dc:date>
    <meta:editing-duration>PT4H56M</meta:editing-duration>
    <meta:editing-cycles>13</meta:editing-cycles>
    <meta:generator>LibreOffice/7.3.7.2$Linux_X86_64 LibreOffice_project/30$Build-2</meta:generator>
    <meta:document-statistic meta:table-count="0" meta:image-count="2" meta:object-count="0" meta:page-count="8" meta:paragraph-count="69" meta:word-count="897" meta:character-count="5136" meta:non-whitespace-character-count="4332"/>
  </office:meta>
</office:document-meta>
</file>